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3" style:family="paragraph" style:parent-style-name="Standard">
      <style:paragraph-properties fo:margin-top="0in" fo:margin-bottom="0.1598in" loext:contextual-spacing="false"/>
      <style:text-properties fo:color="#c9211e" style:font-name="Lato"/>
    </style:style>
    <style:style style:name="P4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6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d4ea6b"/>
    </style:style>
    <style:style style:name="P7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d4ea6b"/>
    </style:style>
    <style:style style:name="P8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d4ea6b"/>
    </style:style>
    <style:style style:name="P9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d4ea6b"/>
    </style:style>
    <style:style style:name="P10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d4ea6b"/>
    </style:style>
    <style:style style:name="P11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d4ea6b"/>
    </style:style>
    <style:style style:name="P12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d4ea6b"/>
    </style:style>
    <style:style style:name="P13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d4ea6b"/>
    </style:style>
    <style:style style:name="P14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d4ea6b"/>
    </style:style>
    <style:style style:name="P15" style:family="paragraph" style:parent-style-name="Standard" style:list-style-name="L19">
      <style:paragraph-properties fo:margin-top="0in" fo:margin-bottom="0.1598in" loext:contextual-spacing="false"/>
      <style:text-properties style:font-name="Lato" fo:background-color="#d4ea6b"/>
    </style:style>
    <style:style style:name="P16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d4ea6b"/>
    </style:style>
    <style:style style:name="P17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d4ea6b"/>
    </style:style>
    <style:style style:name="P18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d4ea6b"/>
    </style:style>
    <style:style style:name="P19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d4ea6b"/>
    </style:style>
    <style:style style:name="P20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d4ea6b"/>
    </style:style>
    <style:style style:name="P21" style:family="paragraph" style:parent-style-name="Standard" style:list-style-name="L13">
      <style:paragraph-properties fo:margin-top="0in" fo:margin-bottom="0.1598in" loext:contextual-spacing="false"/>
      <style:text-properties style:font-name="Lato" fo:background-color="#d4ea6b"/>
    </style:style>
    <style:style style:name="P22" style:family="paragraph" style:parent-style-name="Standard" style:list-style-name="L11">
      <style:paragraph-properties fo:margin-top="0in" fo:margin-bottom="0.1598in" loext:contextual-spacing="false"/>
      <style:text-properties style:font-name="Lato" fo:background-color="#d4ea6b"/>
    </style:style>
    <style:style style:name="P23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d4ea6b"/>
    </style:style>
    <style:style style:name="P24" style:family="paragraph" style:parent-style-name="Standard" style:list-style-name="L12">
      <style:paragraph-properties fo:margin-top="0in" fo:margin-bottom="0.1598in" loext:contextual-spacing="false"/>
      <style:text-properties style:font-name="Lato" fo:background-color="#d4ea6b"/>
    </style:style>
    <style:style style:name="P25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26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27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28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29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30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31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32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33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34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35" style:family="paragraph" style:parent-style-name="Standard" style:list-style-name="L12">
      <style:paragraph-properties fo:margin-top="0in" fo:margin-bottom="0.1598in" loext:contextual-spacing="false"/>
      <style:text-properties style:font-name="Lato"/>
    </style:style>
    <style:style style:name="P36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37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38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39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40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41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42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Interrupts cannot be shared between devices.</text:p>
      <text:p text:style-name="P1">True or False?</text:p>
      <text:list xml:id="list1521241785" text:style-name="L10">
        <text:list-item>
          <text:p text:style-name="P33">True</text:p>
        </text:list-item>
        <text:list-item>
          <text:p text:style-name="P23">False</text:p>
        </text:list-item>
      </text:list>
      <text:p text:style-name="P1"/>
      <text:p text:style-name="P1"/>
      <text:p text:style-name="P1">Question 2</text:p>
      <text:p text:style-name="P1">The _____ command is used to load a module along with its dependencies.</text:p>
      <text:list xml:id="list3224221997" text:style-name="L11">
        <text:list-item>
          <text:p text:style-name="P22">modprobe</text:p>
        </text:list-item>
        <text:list-item>
          <text:p text:style-name="P34">ldmod</text:p>
        </text:list-item>
        <text:list-item>
          <text:p text:style-name="P34">insmod</text:p>
        </text:list-item>
        <text:list-item>
          <text:p text:style-name="P34">lsmod</text:p>
        </text:list-item>
      </text:list>
      <text:p text:style-name="P1"/>
      <text:p text:style-name="P1"/>
      <text:p text:style-name="P1">Question 3</text:p>
      <text:p text:style-name="P1">The _____ is a kernel module used by the kernel to manage hardware devices.</text:p>
      <text:list xml:id="list2917504950" text:style-name="L12">
        <text:list-item>
          <text:p text:style-name="P35">Configuration file</text:p>
        </text:list-item>
        <text:list-item>
          <text:p text:style-name="P35">Driver</text:p>
        </text:list-item>
        <text:list-item>
          <text:p text:style-name="P35">Interface</text:p>
        </text:list-item>
        <text:list-item>
          <text:p text:style-name="P24">Subsystem</text:p>
        </text:list-item>
      </text:list>
      <text:p text:style-name="P1"/>
      <text:p text:style-name="P1"/>
      <text:p text:style-name="P1">Question 4</text:p>
      <text:p text:style-name="P1">What is the maximum memory that a 64 bit processor can theoretically use?</text:p>
      <text:list xml:id="list2520588924" text:style-name="L13">
        <text:list-item>
          <text:p text:style-name="P36">2 GiB</text:p>
        </text:list-item>
        <text:list-item>
          <text:p text:style-name="P36">8 GiB</text:p>
        </text:list-item>
        <text:list-item>
          <text:p text:style-name="P21">16 EiB</text:p>
        </text:list-item>
        <text:list-item>
          <text:p text:style-name="P36">4 GiB</text:p>
        </text:list-item>
      </text:list>
      <text:p text:style-name="P1"/>
      <text:p text:style-name="P1"><text:soft-page-break/>Question 5</text:p>
      <text:p text:style-name="P1">What is the notification mechanism used to inform programs about a change in state of hardware devices?</text:p>
      <text:list xml:id="list2025870886" text:style-name="L14">
        <text:list-item>
          <text:p text:style-name="P37">Programs query HALD directly</text:p>
        </text:list-item>
        <text:list-item>
          <text:p text:style-name="P37">DBUS sends notifications to HALD</text:p>
        </text:list-item>
        <text:list-item>
          <text:p text:style-name="P20">HALD uses dbus to send notifications</text:p>
        </text:list-item>
        <text:list-item>
          <text:p text:style-name="P37">DBUS forwards queries from programs to HALD</text:p>
        </text:list-item>
      </text:list>
      <text:p text:style-name="P1"/>
      <text:p text:style-name="P1"/>
      <text:p text:style-name="P1">Question 6</text:p>
      <text:p text:style-name="P1">Which of the following commands is used to view the details of an external drive connected to a USB port?</text:p>
      <text:list xml:id="list2393063734" text:style-name="L15">
        <text:list-item>
          <text:p text:style-name="P19">lsusb -v</text:p>
        </text:list-item>
        <text:list-item>
          <text:p text:style-name="P38">lsusb-u</text:p>
        </text:list-item>
        <text:list-item>
          <text:p text:style-name="P38">lspci -u</text:p>
        </text:list-item>
        <text:list-item>
          <text:p text:style-name="P38">lsmod -u</text:p>
        </text:list-item>
      </text:list>
      <text:p text:style-name="P1"/>
      <text:p text:style-name="P1"/>
      <text:p text:style-name="P1">Question 7</text:p>
      <text:p text:style-name="P1">Which of the following commands is used to view the summary of CPUs in the system?</text:p>
      <text:list xml:id="list512826990" text:style-name="L16">
        <text:list-item>
          <text:p text:style-name="P39">ls -cpu</text:p>
        </text:list-item>
        <text:list-item>
          <text:p text:style-name="P39">cpustat</text:p>
        </text:list-item>
        <text:list-item>
          <text:p text:style-name="P39">more /proc/cpuinfo</text:p>
        </text:list-item>
        <text:list-item>
          <text:p text:style-name="P18">lscpu</text:p>
        </text:list-item>
      </text:list>
      <text:p text:style-name="P1"/>
      <text:p text:style-name="P1">Question 8</text:p>
      <text:p text:style-name="P1">Which of the following is not a mass storage device?</text:p>
      <text:list xml:id="list107918024" text:style-name="L17">
        <text:list-item>
          <text:p text:style-name="P40">USB</text:p>
        </text:list-item>
        <text:list-item>
          <text:p text:style-name="P17">Thunderbird</text:p>
        </text:list-item>
        <text:list-item>
          <text:p text:style-name="P40">FireWire</text:p>
        </text:list-item>
        <text:list-item>
          <text:p text:style-name="P40">SATA drive</text:p>
        </text:list-item>
      </text:list>
      <text:p text:style-name="P1"><text:soft-page-break/>Question 9</text:p>
      <text:p text:style-name="P1">Which of the following is not true about kernel modules?</text:p>
      <text:list xml:id="list3753077693" text:style-name="L18">
        <text:list-item>
          <text:p text:style-name="P16">They are plug and play hardware devices</text:p>
        </text:list-item>
        <text:list-item>
          <text:p text:style-name="P41">They can be compiled into the kernel itself</text:p>
        </text:list-item>
        <text:list-item>
          <text:p text:style-name="P41">They are loaded automatically by the kernel</text:p>
        </text:list-item>
        <text:list-item>
          <text:p text:style-name="P41">They are software to support devices</text:p>
        </text:list-item>
      </text:list>
      <text:p text:style-name="P1"/>
      <text:p text:style-name="P1"/>
      <text:p text:style-name="P1">Question 10</text:p>
      <text:p text:style-name="P1">Which of the following are attributes of the sysfs subsystem:</text:p>
      <text:p text:style-name="P1">(choose three)</text:p>
      <text:list xml:id="list4105110906" text:style-name="L19">
        <text:list-item>
          <text:p text:style-name="P15">Is mounted as the /sys directory</text:p>
        </text:list-item>
        <text:list-item>
          <text:p text:style-name="P15">Provides information about the kernel</text:p>
        </text:list-item>
        <text:list-item>
          <text:p text:style-name="P15">Is an in-memory filesystem</text:p>
        </text:list-item>
        <text:list-item>
          <text:p text:style-name="P42">Defines rules and permissions</text:p>
        </text:list-item>
      </text:list>
      <text:p text:style-name="P1"/>
      <text:p text:style-name="P1"><text:a xlink:type="simple" xlink:href="https://examans.com/introduction-to-linux-i/introduction-to-linux-i-chapter-16-exam/" text:style-name="Internet_20_link" text:visited-style-name="Visited_20_Internet_20_Link">https://examans.com/introduction-to-linux-i/introduction-to-linux-i-chapter-16-exam/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2-10T11:47:12.244898073</dc:date>
    <meta:editing-duration>PT44M32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3" meta:paragraph-count="61" meta:word-count="299" meta:character-count="1632" meta:non-whitespace-character-count="1431"/>
  </office:meta>
</office:document-meta>
</file>